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15fa9" officeooo:paragraph-rsid="00115fa9" style:font-weight-asian="bold" style:font-weight-complex="bold"/>
    </style:style>
    <style:style style:name="P2" style:family="paragraph" style:parent-style-name="Standard">
      <style:paragraph-properties fo:line-height="150%"/>
      <style:text-properties fo:font-size="10pt" officeooo:rsid="00115fa9" officeooo:paragraph-rsid="00115fa9" style:font-size-asian="10pt" style:font-size-complex="10pt"/>
    </style:style>
    <style:style style:name="P3" style:family="paragraph" style:parent-style-name="Standard" style:list-style-name="L1">
      <style:paragraph-properties fo:line-height="150%"/>
      <style:text-properties fo:font-size="10pt" officeooo:rsid="00115fa9" officeooo:paragraph-rsid="00115fa9" style:font-size-asian="10pt" style:font-size-complex="10pt"/>
    </style:style>
    <style:style style:name="P4" style:family="paragraph" style:parent-style-name="Standard" style:list-style-name="L1">
      <style:paragraph-properties fo:line-height="150%"/>
      <style:text-properties officeooo:paragraph-rsid="00115fa9"/>
    </style:style>
    <style:style style:name="P5" style:family="paragraph" style:parent-style-name="Standard" style:list-style-name="L1">
      <style:paragraph-properties fo:line-height="150%"/>
      <style:text-properties officeooo:rsid="00115fa9" officeooo:paragraph-rsid="00115fa9"/>
    </style:style>
    <style:style style:name="P6" style:family="paragraph" style:parent-style-name="Standard">
      <style:paragraph-properties fo:line-height="150%"/>
      <style:text-properties officeooo:rsid="00123b39" officeooo:paragraph-rsid="00123b39"/>
    </style:style>
    <style:style style:name="P7" style:family="paragraph" style:parent-style-name="Standard" style:list-style-name="L2">
      <style:paragraph-properties fo:line-height="150%"/>
      <style:text-properties officeooo:rsid="00123b39" officeooo:paragraph-rsid="00123b39"/>
    </style:style>
    <style:style style:name="P8" style:family="paragraph" style:parent-style-name="Standard">
      <style:paragraph-properties fo:line-height="150%"/>
      <style:text-properties officeooo:paragraph-rsid="00131f1c"/>
    </style:style>
    <style:style style:name="P9" style:family="paragraph" style:parent-style-name="Standard" style:list-style-name="L3">
      <style:paragraph-properties fo:line-height="150%"/>
      <style:text-properties officeooo:rsid="00131f1c" officeooo:paragraph-rsid="00131f1c"/>
    </style:style>
    <style:style style:name="P10" style:family="paragraph" style:parent-style-name="Standard" style:list-style-name="L3">
      <style:paragraph-properties fo:line-height="150%"/>
      <style:text-properties officeooo:rsid="00131f1c" officeooo:paragraph-rsid="00147b89"/>
    </style:style>
    <style:style style:name="P11" style:family="paragraph" style:parent-style-name="Standard" style:list-style-name="L3">
      <style:paragraph-properties fo:line-height="150%"/>
      <style:text-properties officeooo:rsid="00147b89" officeooo:paragraph-rsid="00147b89"/>
    </style:style>
    <style:style style:name="P12" style:family="paragraph" style:parent-style-name="Standard">
      <style:paragraph-properties fo:line-height="150%"/>
      <style:text-properties officeooo:rsid="00131f1c" officeooo:paragraph-rsid="00131f1c"/>
    </style:style>
    <style:style style:name="T1" style:family="text">
      <style:text-properties fo:font-size="10pt" officeooo:rsid="00115fa9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31f1c" style:font-size-asian="10pt" style:font-size-complex="10pt"/>
    </style:style>
    <style:style style:name="T4" style:family="text">
      <style:text-properties fo:font-size="10pt" officeooo:rsid="00147b89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ovací případy TaskManager</text:p>
      <text:p text:style-name="P2">TC01: Výběr platné možnosti z menu.</text:p>
      <text:list text:style-name="L1">
        <text:list-item>
          <text:p text:style-name="P3">Popis: Ověření, že volba čísla 2 v hlavním menu správně spustí funkci zobrazit_ukol()</text:p>
        </text:list-item>
        <text:list-item>
          <text:p text:style-name="P3">Vstupní podmínky: Program zobrazuje hlavní menu a jsou v něm vytvořeny alespoň dva úkoly.</text:p>
        </text:list-item>
        <text:list-item>
          <text:p text:style-name="P4"><text:span text:style-name="T1">Kroky testu: <text:line-break/>1. Spustit program a ověřit, jestli se správně zobrazuje hlavní menu.<text:line-break/>2. Zadejte číslo 2 a potvrďte zmáčknutím klávesy Enter.</text:span></text:p>
        </text:list-item>
        <text:list-item>
          <text:p text:style-name="P5"><text:span text:style-name="T2">Očekávaný výsledek: Program spustí funkci zobrazit_ukol() a vypíše se očíslovaný seznam úkolů.</text:span></text:p>
        </text:list-item>
        <text:list-item>
          <text:p text:style-name="P5"><text:span text:style-name="T2">Skutečný výsledek: Program spustil funkci zobrazit_ukol() a vypsal se očíslovaný seznam úkolů.</text:span></text:p>
        </text:list-item>
        <text:list-item>
          <text:p text:style-name="P5"><text:span text:style-name="T2">Stav: Pass</text:span></text:p>
        </text:list-item>
        <text:list-item>
          <text:p text:style-name="P4"><text:span text:style-name="T1">Poznámky: </text:span><text:span text:style-name="T2">Tento případ je důležitý, protože ověřuje základní navigaci z hlavního menu a funkčnost jedné z klíčových funkcí programu. </text:span></text:p>
        </text:list-item>
      </text:list>
      <text:p text:style-name="P6"><text:span text:style-name="T2">TC02: Výběr nepltané možnosti z menu.</text:span></text:p>
      <text:list text:style-name="L2">
        <text:list-item>
          <text:p text:style-name="P7"><text:span text:style-name="T2">Popis: Ověření, že volba čísla 5 v menu vrátí oznámení o neplatné volbě a vrátí nás do hlavního menu.</text:span></text:p>
        </text:list-item>
        <text:list-item>
          <text:p text:style-name="P7"><text:span text:style-name="T2">Vstupní podmínky: Program zobrazuje hlavní menu.</text:span></text:p>
        </text:list-item>
        <text:list-item>
          <text:p text:style-name="P7"><text:span text:style-name="T2">Kroky testu:<text:line-break/>1. Spustit program.<text:line-break/>2. Zadat číslo 5 a zmáčknout klávesu Enter.</text:span></text:p>
        </text:list-item>
        <text:list-item>
          <text:p text:style-name="P7"><text:span text:style-name="T2">Očekávaný výsledek: Program nám vypíše chybovou zprávu a vrátí nás do hlavního menu.</text:span></text:p>
        </text:list-item>
        <text:list-item>
          <text:p text:style-name="P7"><text:span text:style-name="T2">Skutečný výsledek: Program vypsal chybovou zprávu a vrátil nás do hlavního menu.</text:span></text:p>
        </text:list-item>
        <text:list-item>
          <text:p text:style-name="P7"><text:span text:style-name="T2">Stav: Pass</text:span></text:p>
        </text:list-item>
        <text:list-item>
          <text:p text:style-name="P7"><text:span text:style-name="T2">Poznámky: </text:span><text:span text:style-name="T3">Tento případ je důležitý, protože ověřuje, jestli program funguje správně po zadání nesprávné volby, vypíše chybovou zprávu a vrátí nás do hlavního menu.</text:span></text:p>
        </text:list-item>
      </text:list>
      <text:p text:style-name="P8"><text:span text:style-name="T3">TC03: Ověření funkce pridat_ukol() a zobrazit_ukol().</text:span></text:p>
      <text:list text:style-name="L3">
        <text:list-item>
          <text:p text:style-name="P9"><text:span text:style-name="T2">Popis: Ověření, že funkce pridat_ukol() a zobrazit_ukol() fungují správně při zadání úkolu „Úkol 1“ a popisu „Tohle je popis prvního úkolu“</text:span></text:p>
        </text:list-item>
        <text:list-item>
          <text:p text:style-name="P9"><text:span text:style-name="T2">Vstupní podmínky: Program zobrazuje hlavní menu.</text:span></text:p>
        </text:list-item>
        <text:list-item>
          <text:p text:style-name="P9"><text:span text:style-name="T2">Kroky testu:<text:line-break/>1. </text:span><text:span text:style-name="T4">Spustit program, v</text:span><text:span text:style-name="T2">ybrat číslo 1 v menu a zmáčknout Enter.</text:span></text:p>
          <text:p text:style-name="P9"><text:span text:style-name="T2">2. Zadat název úkolu <text:s/>„Úkol 1“ </text:span><text:span text:style-name="T4">a zmáčknout Enter</text:span></text:p>
          <text:p text:style-name="P10"><text:span text:style-name="T2">3. Zadat popis úkolu „Tohle je popis prvního úkolu.“ </text:span><text:span text:style-name="T4">a zmáčknout Enter.</text:span><text:span text:style-name="T2"><text:line-break/></text:span><text:span text:style-name="T4">4. Vybrat číslo 2 v menu a zmáčknout Enter.</text:span></text:p>
        </text:list-item>
        <text:list-item>
          <text:p text:style-name="P11"><text:span text:style-name="T2">Očekávaný výsledek: Program uloží zadaný úkol a správně ho vypíše v seznamu úkolů.</text:span></text:p>
        </text:list-item>
        <text:list-item>
          <text:p text:style-name="P11"><text:span text:style-name="T2">Skutečný výsledek: Program uložil zadaný úkol a správně ho vypsal v seznamu úkolů.</text:span></text:p>
        </text:list-item>
        <text:list-item>
          <text:p text:style-name="P11"><text:span text:style-name="T2">Stav: Pass</text:span></text:p>
        </text:list-item>
        <text:list-item>
          <text:p text:style-name="P11"><text:span text:style-name="T2">Poznámky: Tento případ je důležitý, protože ověřuje dvě ze čtyř hlavních funkcionalit programu, při zadání validního vstupu.</text:span></text:p>
        </text:list-item>
      </text:list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08:57:42.572000000</meta:creation-date>
    <dc:date>2025-01-20T09:43:16.038000000</dc:date>
    <meta:editing-duration>PT14S</meta:editing-duration>
    <meta:editing-cycles>1</meta:editing-cycles>
    <meta:document-statistic meta:table-count="0" meta:image-count="0" meta:object-count="0" meta:page-count="1" meta:paragraph-count="27" meta:word-count="342" meta:character-count="2104" meta:non-whitespace-character-count="1809"/>
    <meta:generator>LibreOffice/24.8.4.2$Windows_X86_64 LibreOffice_project/bb3cfa12c7b1bf994ecc5649a80400d06cd71002</meta:generator>
  </office:meta>
</office:document-meta>
</file>